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5cm"/>
    </style:style>
    <style:style style:name="co2" style:family="table-column">
      <style:table-column-properties fo:break-before="auto" style:column-width="2.258cm"/>
    </style:style>
    <style:style style:name="co3" style:family="table-column">
      <style:table-column-properties fo:break-before="auto" style:column-width="12cm"/>
    </style:style>
    <style:style style:name="co4" style:family="table-column">
      <style:table-column-properties fo:break-before="auto" style:column-width="3cm"/>
    </style:style>
    <style:style style:name="co5" style:family="table-column">
      <style:table-column-properties fo:break-before="auto" style:column-width="2cm"/>
    </style:style>
    <style:style style:name="co6" style:family="table-column">
      <style:table-column-properties fo:break-before="auto" style:column-width="30cm"/>
    </style:style>
    <style:style style:name="ro1" style:family="table-row">
      <style:table-row-properties style:row-height="1.395cm" fo:break-before="auto" style:use-optimal-row-height="true"/>
    </style:style>
    <style:style style:name="ro2" style:family="table-row">
      <style:table-row-properties style:row-height="2.738cm" fo:break-before="auto" style:use-optimal-row-height="true"/>
    </style:style>
    <style:style style:name="ro3" style:family="table-row">
      <style:table-row-properties style:row-height="4.528cm" fo:break-before="auto" style:use-optimal-row-height="true"/>
    </style:style>
    <style:style style:name="ro4" style:family="table-row">
      <style:table-row-properties style:row-height="9.003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4.08cm" fo:break-before="auto" style:use-optimal-row-height="true"/>
    </style:style>
    <style:style style:name="ro7" style:family="table-row">
      <style:table-row-properties style:row-height="6.318cm" fo:break-before="auto" style:use-optimal-row-height="true"/>
    </style:style>
    <style:style style:name="ro8" style:family="table-row">
      <style:table-row-properties style:row-height="0.947cm" fo:break-before="auto" style:use-optimal-row-height="true"/>
    </style:style>
    <style:style style:name="ro9" style:family="table-row">
      <style:table-row-properties style:row-height="1.842cm" fo:break-before="auto" style:use-optimal-row-height="true"/>
    </style:style>
    <style:style style:name="ro10" style:family="table-row">
      <style:table-row-properties style:row-height="2.29cm" fo:break-before="auto" style:use-optimal-row-height="true"/>
    </style:style>
    <style:style style:name="ro11" style:family="table-row">
      <style:table-row-properties style:row-height="4.974cm" fo:break-before="auto" style:use-optimal-row-height="true"/>
    </style:style>
    <style:style style:name="ro12" style:family="table-row">
      <style:table-row-properties style:row-height="8.109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wrap-option="wrap" style:vertical-align="middle"/>
      <style:text-properties style:font-name="Times New Roman" fo:font-size="12pt" style:font-size-asian="12pt" style:font-size-complex="12pt"/>
    </style:style>
    <style:style style:name="ce3"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size-complex="12pt"/>
    </style:style>
    <style:style style:name="ce15" style:family="table-cell" style:parent-style-name="Default">
      <style:table-cell-properties fo:border-bottom="0.74pt solid #000000" fo:wrap-option="wrap" fo:border-left="0.74pt solid #000000" fo:border-right="0.74pt solid #000000" fo:border-top="none" style:vertical-align="middle"/>
      <style:text-properties style:font-name="Times New Roman" fo:font-size="12pt" style:font-size-asian="12pt" style:font-size-complex="12pt"/>
    </style:style>
    <style:style style:name="ce7"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8"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18"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map style:condition="cell-content()=&quot;Não&quot;" style:apply-style-name="Bad" style:base-cell-address="'M1 - Textos'.C1"/>
      <style:map style:condition="cell-content()=&quot;Sim&quot;" style:apply-style-name="Good" style:base-cell-address="'M1 - Textos'.C1"/>
    </style:style>
    <style:style style:name="ce19"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1 - Textos'.C1"/>
      <style:map style:condition="cell-content()=&quot;Sim&quot;" style:apply-style-name="Good" style:base-cell-address="'M1 - Textos'.C1"/>
    </style:style>
    <style:style style:name="ce20"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1 - Textos'.C1"/>
      <style:map style:condition="cell-content()=&quot;Sim&quot;" style:apply-style-name="Good" style:base-cell-address="'M1 - Textos'.C1"/>
    </style:style>
    <style:style style:name="ce16"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9"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21"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name-complex="Lohit Devanagari1" style:font-size-complex="12pt"/>
    </style:style>
    <style:style style:name="ce25"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map style:condition="cell-content()=&quot;Não&quot;" style:apply-style-name="Bad" style:base-cell-address="'M2 - Textos'.C1"/>
      <style:map style:condition="cell-content()=&quot;Sim&quot;" style:apply-style-name="Good" style:base-cell-address="'M2 - Textos'.C1"/>
    </style:style>
    <style:style style:name="ce26"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2 - Textos'.C1"/>
      <style:map style:condition="cell-content()=&quot;Sim&quot;" style:apply-style-name="Good" style:base-cell-address="'M2 - Textos'.C1"/>
    </style:style>
    <style:style style:name="ce27"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2 - Textos'.C1"/>
      <style:map style:condition="cell-content()=&quot;Sim&quot;" style:apply-style-name="Good" style:base-cell-address="'M2 - Textos'.C1"/>
    </style:style>
    <style:style style:name="T1" style:family="text">
      <style:text-properties fo:font-weight="bold" style:font-weight-asian="bold" style:font-weight-complex="bold"/>
    </style:style>
    <style:style style:name="T2" style:family="text">
      <style:text-properties style:font-name="Times New Roman" style:letter-kerning="true"/>
    </style:style>
    <style:style style:name="T3" style:family="text">
      <style:text-properties style:letter-kerning="true" style:font-name-complex="Lohit Devanagari1"/>
    </style:style>
    <style:style style:name="T4" style:family="text">
      <style:text-properties style:font-name="Times New Roman" style:letter-kerning="true" style:font-name-complex="Times New Roman"/>
    </style:style>
    <style:style style:name="T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Muito Alta&quot;;&quot;Alta&quot;;&quot;Média&quot;;&quot;Baixa&quot;;&quot;Muito Baixa&quot;)" table:allow-empty-cell="true" table:display-list="unsorted" table:base-cell-address="'M1 - Textos'.B1">
          <table:error-message table:message-type="stop" table:display="true"/>
        </table:content-validation>
        <table:content-validation table:name="val2" table:condition="of:cell-content-is-in-list(&quot;Sim&quot;;&quot;Não&quot;)" table:allow-empty-cell="true" table:display-list="unsorted" table:base-cell-address="'M1 - Textos'.C1">
          <table:error-message table:message-type="stop" table:display="true"/>
        </table:content-validation>
        <table:content-validation table:name="val3" table:base-cell-address="'M1 - Textos'.D1">
          <table:error-message table:message-type="stop" table:display="true"/>
        </table:content-validation>
      </table:content-validations>
      <table:table table:name="M1 - Resumo" table:style-name="ta1">
        <office:forms form:automatic-focus="false" form:apply-design-mode="false"/>
        <table:table-column table:style-name="co1" table:default-cell-style-name="ce4"/>
        <table:table-column table:style-name="co2" table:number-columns-repeated="1023" table:default-cell-style-name="ce4"/>
        <table:table-row table:style-name="ro1">
          <table:table-cell office:value-type="string" calcext:value-type="string">
            <text:p><text:span text:style-name="T1">Visão da estratégia</text:span></text:p>
            <text:p>Busca manual no Google Scholar utilizando 7 queries diferentes; resultados anotados e depois filtrados.</text:p>
          </table:table-cell>
          <table:table-cell table:number-columns-repeated="1023"/>
        </table:table-row>
        <table:table-row table:style-name="ro2">
          <table:table-cell office:value-type="string" calcext:value-type="string">
            <text:p><text:span text:style-name="T1">Filtros</text:span></text:p>
            <text:p>1. Texto tipo artigo e publicado em revista</text:p>
            <text:p>2. Aborda do tema de agricultura familiar</text:p>
            <text:p>3. Aborda a integração de pecuária e agricultura</text:p>
            <text:p>4. Inclui experimento original de otimização</text:p>
            <text:p>5. Texto completo disponível para download/acesso</text:p>
          </table:table-cell>
          <table:table-cell table:number-columns-repeated="1023"/>
        </table:table-row>
        <table:table-row table:style-name="ro3">
          <table:table-cell office:value-type="string" calcext:value-type="string">
            <text:p><text:span text:style-name="T1">Queries</text:span></text:p>
            <text:p>1. "crop livestock" AND optimization AND "family farming"</text:p>
            <text:p>2. "crop livestock" AND optimization AND "family farming" AND "linear programming"</text:p>
            <text:p>3. "crop livestock" AND optimization AND "family farming" AND heuristic</text:p>
            <text:p>4. "crop livestock" AND "family farming" AND heuristic</text:p>
            <text:p>5. "crop livestock" AND "family farming" AND "linear programming"</text:p>
            <text:p>6. "sistema integrado" AND "agricultura familiar" AND "otimização"</text:p>
            <text:p>7. "sistema integrado" AND "agricultura familiar" AND "otimização" AND "programação linear"</text:p>
          </table:table-cell>
          <table:table-cell table:number-columns-repeated="1023"/>
        </table:table-row>
        <table:table-row table:style-name="ro4">
          <table:table-cell office:value-type="string" calcext:value-type="string">
            <text:p><text:span text:style-name="T1">Resultados</text:span></text:p>
            <text:p>Todo texto teve seu título lido e, caso não fosse possível aplicar todos os filtros pelo título, o resumo foi lido e os filtros atribuídos.</text:p>
            <text:p>Para todo texto uma coluna de “notas” estava disponível para preenchimento, sendo utilizada apenas quando o resumo apresentasse alguma informação pontuar que, apesar de não cumprir o propósito da revisão, poderia servir de fonte para algum outro momento, como dados estatísticos, estratégias ou parâmetros.</text:p>
            <text:p>Nenhum texto marcou “sim” para todos os filtros.</text:p>
            <text:p>Textos que abordam agricultura familiar, experimentos de otimização e sistemas integrados são dissertações e/ou tese.</text:p>
            <text:p>Textos dissertação e/ou tese são mais antigos que 2020, configurando-os como materiais antigos para revisão.</text:p>
            <text:p>Para leitura, apenas textos que pontuaram “sim” para o filtro 4 foram considerados como válidos. Destes, os marcados com “sim” para o filtro 1 foram incluídos na lista de leitura. Já os restantes tiveram os resumos lidos e 2 foram selecionados para compor um entendimento de trabalhos mais antigos. Assim, foram incluídos na lista de leitura, apesar de não serem qualificados para integrar o arquivo de bibliografia da revisão do trabalho.</text:p>
            <text:p>Alguns textos com o campo “notas” preenchido e que poderiam ser úteis foram adicionados à lista de leitura, porém com prioridade muito baixa.</text:p>
          </table:table-cell>
          <table:table-cell table:number-columns-repeated="1023"/>
        </table:table-row>
        <table:table-row table:style-name="ro5" table:number-rows-repeated="1048571">
          <table:table-cell table:number-columns-repeated="1024"/>
        </table:table-row>
        <table:table-row table:style-name="ro5">
          <table:table-cell table:number-columns-repeated="1024"/>
        </table:table-row>
      </table:table>
      <table:table table:name="M1 - Textos" table:style-name="ta1">
        <office:forms form:automatic-focus="false" form:apply-design-mode="false"/>
        <table:table-column table:style-name="co3" table:default-cell-style-name="ce10"/>
        <table:table-column table:style-name="co4" table:default-cell-style-name="ce7"/>
        <table:table-column table:style-name="co5" table:default-cell-style-name="ce19"/>
        <table:table-column table:style-name="co4" table:default-cell-style-name="ce16"/>
        <table:table-column table:style-name="co6" table:default-cell-style-name="ce10"/>
        <table:table-column table:style-name="co2" table:number-columns-repeated="1019" table:default-cell-style-name="ce4"/>
        <table:table-row table:style-name="ro5">
          <table:table-cell table:style-name="ce3" office:value-type="string" calcext:value-type="string">
            <text:p>Título</text:p>
          </table:table-cell>
          <table:table-cell table:style-name="ce3" office:value-type="string" calcext:value-type="string">
            <text:p>Prioridade</text:p>
          </table:table-cell>
          <table:table-cell table:style-name="ce18" office:value-type="string" calcext:value-type="string">
            <text:p>Lido</text:p>
          </table:table-cell>
          <table:table-cell table:style-name="ce3" office:value-type="string" calcext:value-type="string">
            <text:p>Ano</text:p>
          </table:table-cell>
          <table:table-cell table:style-name="ce3" office:value-type="string" calcext:value-type="string">
            <text:p>Anotações</text:p>
          </table:table-cell>
          <table:table-cell table:number-columns-repeated="1019"/>
        </table:table-row>
        <table:table-row table:style-name="ro6">
          <table:table-cell office:value-type="string" calcext:value-type="string">
            <text:p>Strategic sustainability practices in intercropping-based family farming systems: study on rural communities of Iran</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3" calcext:value-type="float">
            <text:p>2023</text:p>
          </table:table-cell>
          <table:table-cell table:style-name="ce21" office:value-type="string" calcext:value-type="string">
            <text:p><text:span text:style-name="T2">Foco em entender a percepção dos agricultores familiares sobre sustentabilidade e cultivo consorciado.</text:span></text:p>
            <text:p><text:span text:style-name="T2">“Agricultura sustentável não é algo a se perseguir é inevitável”.</text:span></text:p>
            <text:p><text:span text:style-name="T2">Realiza pesquisas para entender a percepção dos agricultores familiares, traduzindo os dados utilizando lógica fuzzy.</text:span></text:p>
            <text:p><text:span text:style-name="T2">Não se pode trabalhar sem entender o contexto de cada participante, o que influencia na definição de certos termos a partir de uma ótica específica (econômica, social ou ambiental).</text:span></text:p>
            <text:p><text:span text:style-name="T2">Fatores de causa: o método precisa ser eficiente para que o agricultor queira implementar e precisa garantir sustentabilidade (sobretudo redução de riscos).</text:span></text:p>
            <text:p><text:span text:style-name="T2">Fatores de contexto: satisfação com o trabalho, participação na confecção do método e apoio técnico, junto com ganhos econômicos e materiais (disponibilidade de produtos).</text:span></text:p>
            <text:p><text:span text:style-name="T2">Fatores de estratégia: coesão familiar e flexibilidade na montagem das culturas (redução de risco por causa da diversificação).</text:span></text:p>
            <text:p><text:span text:style-name="T2">Existe um entendimento que técnicas de sustentabilidade são apenas redução de substâncias químicas.</text:span></text:p>
          </table:table-cell>
          <table:table-cell table:number-columns-repeated="1019"/>
        </table:table-row>
        <table:table-row table:style-name="ro7">
          <table:table-cell office:value-type="string" calcext:value-type="string">
            <text:p>Participatory multicriteria assessment of maize cropping systems in the context of family farmers in the Brazilian Cerrado</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3">Trata sobre um sistema de apoio a toma de decisão, feito em participação com os agricultores, atribuindo pesos para cada critério.</text:span></text:p>
            <text:p><text:span text:style-name="T3">Define agricultura de conservação (CA) como baixa ou nenhuma técnica de revolução de solo, plantação de cobertura e diversificação de plantações.</text:span></text:p>
            <text:p><text:span text:style-name="T3">É difícil alinhar CA com as necessidades das famílias e as necessidades ambientais. Mais a frente, comenta sobre o impacto das pressões econômicas sobre as famílias, que fazem com que tomem ações que destruam o meio ambiente e a saúde em troca de reduzir custo ou aumentar lucro. Dessa forma, fica claro que reduzir questões econômicas só são aceitas quando o impacto em outro campo é muito elevado e perceptível.</text:span></text:p>
            <text:p><text:span text:style-name="T3">Levanta um ponto importante, em que muitos pesquisadores utilizam os agricultores como “fontes de parâmetros”. A construção de modelos conjuntos faz com que a adesão seja maior, já que se veem como parte do trabalho.</text:span></text:p>
            <text:p><text:span text:style-name="T3">Germinação das plantações e crescimento de ervas daninhas são problemas comuns para os agricultores familiares.</text:span></text:p>
            <text:p><text:span text:style-name="T3">Na tabela 2 apresenta o esquema de como foi feito o trabalho participativo, pode ser uma boa fonte de estudo e/ou referência.</text:span></text:p>
            <text:p><text:span text:style-name="T3">Outros pesquisadores identificaram que a redução de trabalho pode ser um ponto que facilite na adesão de técnicas de CA. Este ponto pode ser explorado futuramente, porém tomando cuidado com o comentado pelos autores, de que muitos agricultores veem a CA como algo complexo. Talvez seja possível extrapolar isso para a integração de culturas, de modo que isso precisa estar no radar.</text:span></text:p>
            <text:p><text:span text:style-name="T3">Uma análise de trade-off é necessária nos modelos, deixando claro o que cada ação impacta nos demais pontos. Isso significa que além da resposta, é preciso que se compare situações diferentes após tomada de ações diferentes, explicitando onde se está “perdendo” e onde se está “ganhando”.</text:span></text:p>
          </table:table-cell>
          <table:table-cell table:number-columns-repeated="1019"/>
        </table:table-row>
        <table:table-row table:style-name="ro7">
          <table:table-cell office:value-type="string" calcext:value-type="string">
            <text:p>Multi-criteria assessment of the sustainability of farming systems in the reclaimed desert lands of Egypt</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4">Apresenta que a integração gera oportunidades de sustentabilidade, bem como na produtividade e eficiência das propriedades. Todavia, a inclusão de animais gera cuidados permanentes e diários, em troca de uma certeza maior de retorno financeiro.</text:span></text:p>
            <text:p><text:span text:style-name="T4">O objetivo do artigo é, através de análise de dados, identificar como a integração e diversificação contribuem para a sustentabilidade de uma propriedade rural.</text:span></text:p>
            <text:p><text:span text:style-name="T4">Separa as variáveis em quatro grupos: integração, diversificação, bem-estar e eficiência. Em uma tabela são listadas as variáveis de cada grupo, além dos fasores resultado da análise de múltiplos fatores (MFA), demonstrando a proximidade entre os grupos e a sustentabilidade.</text:span></text:p>
            <text:p><text:span text:style-name="T4">Importante comentar como foi definido bem-estar, a partir de 4 pontos: receita per capta, contribuição animal (proteína) para segurança alimentar da família, contribuição de produção de leite na receita e viabilidade em médio e longo prazo (terra e capital por filho, passagem de geração).</text:span></text:p>
            <text:p><text:span text:style-name="T4">Algumas relações encontradas: criação de animais, eficiência técnica e receita; produção de leite, transmissibilidade e segurança alimentar (disponibilidade de proteínas); sustentabilidade, diversificação e integração.</text:span></text:p>
            <text:p><text:span text:style-name="T4">Em alguns lugares a criação de animal serve como um começo enquanto a produção de frutas não se estabiliza. Quando isto ocorre, os animais contribuem pouco para a diversificação.</text:span></text:p>
            <text:p><text:span text:style-name="T4">A utilização de fasores é útil, porém ilegível para não especialistas.</text:span></text:p>
            <text:p><text:span text:style-name="T4">Conclui que a integração tem alto efeito na sustentabilidade da agricultura familiar e que existe prova da eficiência na geração de receita. Porém, a viabilidade socioeconômica (segurança alimentar e receita) está mais relacionada com a diversificação, mesmo que exista correlação.</text:span></text:p>
          </table:table-cell>
          <table:table-cell table:number-columns-repeated="1019"/>
        </table:table-row>
        <table:table-row table:style-name="ro8">
          <table:table-cell office:value-type="string" calcext:value-type="string">
            <text:p>O planejamento das rotações de culturas agrícolas e trânsito animal utilizando programação inteira binária</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office:value-type="float" office:value="2017" calcext:value-type="float">
            <text:p>2017</text:p>
          </table:table-cell>
          <table:table-cell table:number-columns-repeated="1020"/>
        </table:table-row>
        <table:table-row table:style-name="ro8">
          <table:table-cell office:value-type="string" calcext:value-type="string">
            <text:p>Otimização da renda das atividades produtivas de uma propriedade rural familiar</text:p>
          </table:table-cell>
          <table:table-cell table:content-validation-name="val1" office:value-type="string" calcext:value-type="string">
            <text:p>Muito 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number-rows-repeated="1048569">
          <table:table-cell/>
          <table:table-cell table:content-validation-name="val1"/>
          <table:table-cell table:content-validation-name="val2"/>
          <table:table-cell table:content-validation-name="val3"/>
          <table:table-cell table:number-columns-repeated="1020"/>
        </table:table-row>
        <table:table-row table:style-name="ro5">
          <table:table-cell table:style-name="ce15"/>
          <table:table-cell table:style-name="ce8" table:content-validation-name="val1"/>
          <table:table-cell table:style-name="ce20" table:content-validation-name="val2"/>
          <table:table-cell table:style-name="ce9" table:content-validation-name="val3"/>
          <table:table-cell table:style-name="ce15"/>
          <table:table-cell table:number-columns-repeated="1019"/>
        </table:table-row>
        <calcext:conditional-formats>
          <calcext:conditional-format calcext:target-range-address="'M1 - Textos'.C1:'M1 - Textos'.C1048576 'M1 - Textos'.C1:'M1 - Textos'.C1">
            <calcext:condition calcext:apply-style-name="Bad" calcext:value="=&quot;Não&quot;" calcext:base-cell-address="'M1 - Textos'.C1"/>
            <calcext:condition calcext:apply-style-name="Good" calcext:value="=&quot;Sim&quot;" calcext:base-cell-address="'M1 - Textos'.C1"/>
          </calcext:conditional-format>
        </calcext:conditional-formats>
      </table:table>
      <table:table table:name="M2 - Resumo" table:style-name="ta1">
        <office:forms form:automatic-focus="false" form:apply-design-mode="false"/>
        <table:table-column table:style-name="co1" table:default-cell-style-name="ce4"/>
        <table:table-column table:style-name="co2" table:number-columns-repeated="1023" table:default-cell-style-name="ce4"/>
        <table:table-row table:style-name="ro9">
          <table:table-cell office:value-type="string" calcext:value-type="string">
            <text:p><text:span text:style-name="T1">Visão da estratégia</text:span></text:p>
            <text:p>Scrip que implementa um web crawler para acessar o Google Scholar, executar a busca de uma query e registrar os textos obtidos. Acelera o processo de listagem e permite maior flexibilidade no teste com diferentes queries.</text:p>
          </table:table-cell>
          <table:table-cell table:number-columns-repeated="1023"/>
        </table:table-row>
        <table:table-row table:style-name="ro2">
          <table:table-cell office:value-type="string" calcext:value-type="string">
            <text:p><text:span text:style-name="T1">Filtros</text:span></text:p>
            <text:p><text:span text:style-name="T5">1. Texto tipo artigo e publicado em revista</text:span></text:p>
            <text:p><text:span text:style-name="T5">2. Aborda do tema de agricultura familiar</text:span></text:p>
            <text:p><text:span text:style-name="T5">3. Aborda a integração de pecuária e agricultura</text:span></text:p>
            <text:p><text:span text:style-name="T5">4. Inclui experimento original de otimização</text:span></text:p>
            <text:p><text:span text:style-name="T5">5. Texto completo disponível para download/acesso</text:span></text:p>
          </table:table-cell>
          <table:table-cell table:number-columns-repeated="1023"/>
        </table:table-row>
        <table:table-row table:style-name="ro10">
          <table:table-cell office:value-type="string" calcext:value-type="string">
            <text:p><text:span text:style-name="T1">Queries</text:span></text:p>
            <text:p>1. agriculture+and+"linear+programming"</text:p>
            <text:p>2. "crops+pattern"+and+"linear+programming"</text:p>
            <text:p>3. "land+allocation"+and+"linear+programming"</text:p>
            <text:p>4. "land+allocation"+and+"linear+programming"+and+"crop-livestock"</text:p>
          </table:table-cell>
          <table:table-cell table:number-columns-repeated="1023"/>
        </table:table-row>
        <table:table-row table:style-name="ro11">
          <table:table-cell office:value-type="string" calcext:value-type="string">
            <text:p><text:span text:style-name="T1">Resultados</text:span></text:p>
            <text:p>Uma vez que a Metodologia 1 (M1) não apresentou resultados satisfatórios, revelando que trabalhos que abordem integração de sistema, métodos de otimização e agricultura familiar são raros, este método teve como objetivo construir referências de trabalhos de otimização relacionados com agricultura, em especial “rotação de culturas” e “alocação de terras”. Assim, a função desta metodologia é selecionar artigos que servirão de suporte para os trabalhos correlatos, bem como para o desenvolvimento do modelo final baseado nos casos já existentes.</text:p>
            <text:p>A primeira seleção foi feita a partir dos filtros 3 e 4, escolhendo os textos que pontuaram “Sim” nos dois e não foram marcados com algum comentário negativo no campo “notas”.</text:p>
          </table:table-cell>
          <table:table-cell table:number-columns-repeated="1023"/>
        </table:table-row>
        <table:table-row table:style-name="ro5">
          <table:table-cell office:value-type="string" calcext:value-type="string">
            <text:p>Caso 1: pontuam sim no filtro 1, 2 e 4</text:p>
          </table:table-cell>
          <table:table-cell table:number-columns-repeated="1023"/>
        </table:table-row>
        <table:table-row table:style-name="ro5">
          <table:table-cell office:value-type="string" calcext:value-type="string">
            <text:p>Caso 2: pontuam sim nos filtros 1, 3 e 4</text:p>
          </table:table-cell>
          <table:table-cell table:number-columns-repeated="1023"/>
        </table:table-row>
        <table:table-row table:style-name="ro5" table:number-rows-repeated="1048569">
          <table:table-cell table:number-columns-repeated="1024"/>
        </table:table-row>
        <table:table-row table:style-name="ro5">
          <table:table-cell table:number-columns-repeated="1024"/>
        </table:table-row>
      </table:table>
      <table:table table:name="M2 - Textos" table:style-name="ta1">
        <office:forms form:automatic-focus="false" form:apply-design-mode="false"/>
        <table:table-column table:style-name="co3" table:default-cell-style-name="ce10"/>
        <table:table-column table:style-name="co4" table:default-cell-style-name="ce7"/>
        <table:table-column table:style-name="co5" table:default-cell-style-name="ce26"/>
        <table:table-column table:style-name="co4" table:default-cell-style-name="ce7"/>
        <table:table-column table:style-name="co6" table:default-cell-style-name="ce10"/>
        <table:table-column table:style-name="co2" table:number-columns-repeated="1019" table:default-cell-style-name="ce4"/>
        <table:table-row table:style-name="ro5">
          <table:table-cell table:style-name="ce3" office:value-type="string" calcext:value-type="string">
            <text:p>Título</text:p>
          </table:table-cell>
          <table:table-cell table:style-name="ce3" office:value-type="string" calcext:value-type="string">
            <text:p>Prioridade</text:p>
          </table:table-cell>
          <table:table-cell table:style-name="ce25" office:value-type="string" calcext:value-type="string">
            <text:p>Lido</text:p>
          </table:table-cell>
          <table:table-cell table:style-name="ce3" office:value-type="string" calcext:value-type="string">
            <text:p>Ano</text:p>
          </table:table-cell>
          <table:table-cell table:style-name="ce3" office:value-type="string" calcext:value-type="string">
            <text:p>Anotações</text:p>
          </table:table-cell>
          <table:table-cell table:number-columns-repeated="1019"/>
        </table:table-row>
        <table:table-row table:style-name="ro12">
          <table:table-cell office:value-type="string" calcext:value-type="string">
            <text:p>Accounting for Weather Variability in Farm Management Resource Allocation in Northern Ghana: An Integrated Modeling Approach </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3" calcext:value-type="float">
            <text:p>2023</text:p>
          </table:table-cell>
          <table:table-cell office:value-type="string" calcext:value-type="string">
            <text:p><text:span text:style-name="T4">Utiliza uma abordagem sistêmica de um módulo para gerenciar o estado da propriedade (bem como receita, estoque de produtos e cotação), um para executar cálculos de simulação de como as plantações e animais se desenvolverão (além de outros parâmetros de uso do solo, como nitrogênio) e um outro para fazer a otimização. O fluxo de dados entre eles é que se torna o grande diferencial do trabalho.</text:span></text:p>
            <text:p><text:span text:style-name="T4">Inclui parâmetros de custos e receitas, porém talvez não sejam tão úteis dado a diferença de clima entre ES-BR e Gana.</text:span></text:p>
            <text:p><text:span text:style-name="T4">Animais são utilizados como coringas, servindo tanto como fonte de tração e produtos quanto de venda, em casos de extrema necessidade quando as plantações são insuficientes.</text:span></text:p>
            <text:p><text:span text:style-name="T4">Separa os agricultores em personas, sendo este persona o utilizado no módulo de gestão do estado da propriedade, além de interferir nos parâmetros do módulo de otimização. Apresenta em tabela (1) quais as variáveis utilizadas para a construção do persona.</text:span></text:p>
            <text:p><text:span text:style-name="T4">Faz uma correção dos parâmetros climáticos por meio de função harmônica. Pode ser útil em algum momento, portanto fica registrado a referência.</text:span></text:p>
            <text:p><text:span text:style-name="T4">O modelo inclui um coeficiente de risco, que está relacionado com o persona. Em teoria, a flutuação de preços afetaria de modo diferente cada produtor. Todavia, nos resultados, encontra-se uma dispersão muito grande em altos riscos, fazendo com que a esperança de receita seja menor quando se compra muito risco (aumento de 60% da receita em climas bons e baixo risco). É uma referência para a não inclusão deste ponto no modelo.</text:span></text:p>
            <text:p><text:span text:style-name="T4">A inclusão do clima (bom ou ruim) foi uma grande contribuição, pois é algo que impacta fortemente os agricultores. Tanto que em climas ruins se ocorre uma menor alocação de área plantada, limitando-se a culturas mais resistentes.</text:span></text:p>
            <text:p><text:span text:style-name="T4">A combinação de atividades é apontada como forma de reduzir o risco do agricultor, representado pela esperança de receita.</text:span></text:p>
            <text:p><text:span text:style-name="T4">Uma limitação apontada é a utilização de custos fixos, o que pode ser uma saída para o desenvolvimento do trabalho de mestrado aqui.</text:span></text:p>
            <text:p><text:span text:style-name="T4">Comentário: O arroz é uma cultura muito importante pro brasileiro e segundo este trabalho é muito sensível ao clima, o que torna crítico pensar em específico nesta cultura durante a modelagem. Talvez seja necessário uma restrição, já que os resultados levam a baixas coberturas de arroz em situações ruins.</text:span></text:p>
          </table:table-cell>
          <table:table-cell table:number-columns-repeated="1019"/>
        </table:table-row>
        <table:table-row table:style-name="ro1">
          <table:table-cell office:value-type="string" calcext:value-type="string">
            <text:p>Identifying profitable activities on the frontier: The Altillanura of Colombia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4">Faz comparações entre diversas formas de organizar uma fazenda, apresentando apenas os resultados comparativos. Pode ser importante para a parte de análise, porém não apresenta nenhuma modelagem, utiliza um sistema disponível dentro da universidade.</text:span></text:p>
            <text:p><text:span text:style-name="T4">Apresenta parâmetros de produtividade de gado, além da referência do uso de plantações para reduzir custo de alimentação.</text:span></text:p>
          </table:table-cell>
          <table:table-cell table:number-columns-repeated="1019"/>
        </table:table-row>
        <table:table-row table:style-name="ro10">
          <table:table-cell office:value-type="string" calcext:value-type="string">
            <text:p>Application of Mixed Integer Linear ProgrammingApproach on Crop RotationPractices in Organic Farms in Central Luzon and Calabarzon, Philippines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4">Apresenta parâmetros de tempo de produção e família botânica. Novamente, o tempo de resolução é apontado como algo crítico no caso de rotação de culturas, de modo que isso deve ser sempre um ponto de atenção.</text:span></text:p>
            <text:p><text:span text:style-name="T4">Comenta que a produtividade é menor em produção orgânica, mas isso pode ser justificado que, dado a localização que ela se encontra, é a forma mais eficiente de se trabalhar, uma vez que a monocultura extensiva precisa de uma configuração de terra específica.</text:span></text:p>
            <text:p><text:span text:style-name="T4">Apresenta uma análise de benefícios, que pode ser utilizada na justificativa do trabalho.</text:span></text:p>
          </table:table-cell>
          <table:table-cell table:number-columns-repeated="1019"/>
        </table:table-row>
        <table:table-row table:style-name="ro2">
          <table:table-cell office:value-type="string" calcext:value-type="string">
            <text:p>Application of Genetic Algorithm in Determination of Optimal Land use Pattern Corresponding with Sustainable Agriculture: A Case Study of Sari Goharbaran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4">O texto original está em uma língua desconhecida.</text:span></text:p>
            <text:p><text:span text:style-name="T4">Utiliza a metodologia de variância covariância para fazer uma estimativa do risco. Também utiliza a produção como objetivo social, que pondera a produção por hectare de cada produto.</text:span></text:p>
            <text:p><text:span text:style-name="T4">Utiliza o resultado da programação linear com apenas a função de maximização do lucro para impor uma restrição para o lucro, de modo que ele não ultrapasse 95% do resultado da PL.</text:span></text:p>
            <text:p><text:span text:style-name="T4">Prova que a diversidade reduz o risco.</text:span></text:p>
          </table:table-cell>
          <table:table-cell table:number-columns-repeated="1019"/>
        </table:table-row>
        <table:table-row table:style-name="ro7">
          <table:table-cell office:value-type="string" calcext:value-type="string">
            <text:p>Mitigation of the effects of climate change in the agricultural sector of Cyprus, through optimization of benefit </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4">Pontua sobre a localização, que possui escassez de recursos (água) e depende das chuvas.</text:span></text:p>
            <text:p><text:span text:style-name="T4">Faz uma divisão das plantações em anuais (podem ser trocadas e cultivadas ano a ano, como vegetais) e contínuas (principalmente frutas, que permanecem por um longo tempo sem replantar).</text:span></text:p>
            <text:p><text:span text:style-name="T4">Maximiza o lucro, colocando disponibilidade de terra e disponibilidade de água como restrições. Para as restrições, cria cenários em que faz algumas alterações, como escassez de água ou necessidade de suprir toda a demanda interna, sem depender de exportações.</text:span></text:p>
            <text:p><text:span text:style-name="T4">Em cenários com disponibilidade de água e utilização da exportação, o crescimento é muito evidentes. Já quando é necessário suprir a demanda interna, o lucro não aumenta tanto. Por fim, a escassez de água faz com que seja quase impossível manter a demanda interna, porém plantações contínuas (frutas) são menos impactadas do que as plantações anuais (vegetais e etc).</text:span></text:p>
            <text:p><text:span text:style-name="T4">Foi testada a utilização de plantas nativas para suprir a demanda interna, obtendo-se bons resultados alocando área para elas e reduzindo as demais espécies para a demanda mínima possível.</text:span></text:p>
            <text:p><text:span text:style-name="T4">Faz um alerta da impossibilidade, frente às mudanças climáticas, do cultivo de algumas plantas, colocando em risco a sustentabilidade do local, que passaria a depender de importações.</text:span></text:p>
            <text:p><text:span text:style-name="T4">Comentário: Existem indícios de que, ao focar no consumo interno, o lucro cai, uma vez que plantações diversas são escolhidas e plantações com maior lucro para exportação são reduzidas.</text:span></text:p>
          </table:table-cell>
          <table:table-cell table:number-columns-repeated="1019"/>
        </table:table-row>
        <table:table-row table:style-name="ro8">
          <table:table-cell office:value-type="string" calcext:value-type="string">
            <text:p>Agricultural Inputs Allocation Model of Ethiopian Agricultural System </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rabalha com modelagem de compartilhamento de trabalho e animais para aragem. Foca principalmente na formulação matemática, se importando com as funções, domínios, teoremas e provas.</text:p>
          </table:table-cell>
          <table:table-cell table:number-columns-repeated="1019"/>
        </table:table-row>
        <table:table-row table:style-name="ro11">
          <table:table-cell office:value-type="string" calcext:value-type="string">
            <text:p>Cropping pattern simulation-optimization model for water use efficiency and economic return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4">Anexa ao sistema de otimização um módulo de simulação, que calcula parâmetros de crescimento e produtividade de acordo com cenários (tempo seco, normal e úmido). Recorta todo o território em áreas menores, que possuem as particularidades de inputs no modelo de simulação, permitindo que seja criada uma alocação de plantações diferente para cada pedaço. Ao final, estes pedaços são agrupados por k-means e se torna possível visualizar, no mapa, as áreas de maior e menor lucro.</text:span></text:p>
            <text:p><text:span text:style-name="T4">Maximiza o lucro, calculado pela receita menos os gastos com água, trabalho e sementes.</text:span></text:p>
            <text:p><text:span text:style-name="T4">O grande diferencial deste estudo é a utilização do modelo de simulação, que calcula parâmetros dinamicamente de acordo com as situações do solo e do clima.</text:span></text:p>
            <text:p><text:span text:style-name="T4">Utiliza disponibilidade de água como restrição, também calculada dinamicamente por causa do fator de retenção.</text:span></text:p>
            <text:p><text:span text:style-name="T4">Dispõe parâmetros de crescimento bovino, que podem ser úteis em momentos futuros.</text:span></text:p>
            <text:p><text:span text:style-name="T4">Em determinados climas, produção de foragem para alimento de animais é uma solução que atende melhor os objetivos.</text:span></text:p>
            <text:p><text:span text:style-name="T4">Comenta a possibilidade de ser utilizado em sistemas integrados, além de consórcio de plantas.</text:span></text:p>
            <text:p><text:span text:style-name="T4">Comentário: Quando o modelo de otimização não consegue fazer uma alocação que obedeça as restrições, a área é colocada como imprópria, de modo que não seja utilizada. Isso acontece principalmente no mês de setembro, indicando uma sazonalidade. Ponto de atenção quando for feito o modelo.</text:span></text:p>
          </table:table-cell>
          <table:table-cell table:number-columns-repeated="1019"/>
        </table:table-row>
        <table:table-row table:style-name="ro10">
          <table:table-cell office:value-type="string" calcext:value-type="string">
            <text:p>A Comparative Analysis of Farmers’ Livelihood Strategies by Optimizing Resource Use in Farming Areas of Adamawa State, Nigeria and Eastern Uttar Pradesh, India: An Application of Sen’s Multi-Objectve Programming Approach</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4">Em agricultura de subsistência é comum uma maior diversificação, uma vez que eles precisam garantir as necessidades básicas. Isso é importante no resultado.</text:span></text:p>
            <text:p><text:span text:style-name="T4">Busca três objetivos: receita, emprego e quantidade de fertilizante. As variáveis de decisão são as áreas para cada plantação, trabalho empregado e capital utilizado.</text:span></text:p>
            <text:p><text:span text:style-name="T4">O resultado obtido demonstra que o ganho na otimização é marginal, ou seja, os agricultores já trabalham próximo do ótimo.</text:span></text:p>
            <text:p><text:span text:style-name="T4">Comentário: Como falado no texto, os agricultores seguem conhecimentos empíricos passados pelas gerações anteriores, o que explicaria o trabalho próximo do ótimo, já que o problema de alocação não é complexo. Também existe o fato da diversificação feita por necessidade, que auxilia no sentido de otimizar os objetivos propostos.</text:span></text:p>
          </table:table-cell>
          <table:table-cell table:number-columns-repeated="1019"/>
        </table:table-row>
        <table:table-row table:style-name="ro3">
          <table:table-cell office:value-type="string" calcext:value-type="string">
            <text:p>An approach to reduce water consumption by optimizing and determining of crop cultivation pattern using meta-heuristic algorithms: A case study on Moghan plain</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4">Afirma que otimização do uso de água e de terra é algo inevitável para o desenvolvimento.</text:span></text:p>
            <text:p><text:span text:style-name="T4">Utiliza os algoritmos gray wolf optimizer e election algorithm, comparando os resultados deles com registros de casos de alocações de alta performance. Para isso utiliza estatística descritiva de erro quadrado médio, erro absoluto médio e critério de Nash-Sutcliffe.</text:span></text:p>
            <text:p><text:span text:style-name="T4">Lucro e água são critérios fortes para eles, uma vez que são críticos.</text:span></text:p>
            <text:p><text:span text:style-name="T4">Maximiza o lucro obtido, subtraindo as perdas por escassez de água em outras áreas, decorrente da alocação na utilização das plantações. A produtividade é função da disponibilidade de água. As restrições estão relacionadas, em maioria, com as disponibilidades de água.</text:span></text:p>
            <text:p><text:span text:style-name="T4">Os algoritmos tendem a recomendar plantações com maior quantidade de colheita por hectare.</text:span></text:p>
            <text:p><text:span text:style-name="T4">Comentário: Não seria justo aproximar o caso de água como mais importante para o Brasil, dada a disponibilidade no clima trabalhado (tropical). Importante pensar em uma forma de balancear o caso de produtos com baixo valor de venda, mas com potencial de transformação alto, para que o resultado da otimização não reduza em excesso a quantidade destes produtos.</text:span></text:p>
          </table:table-cell>
          <table:table-cell table:number-columns-repeated="1019"/>
        </table:table-row>
        <table:table-row table:style-name="ro8">
          <table:table-cell office:value-type="string" calcext:value-type="string">
            <text:p>Economic analysis of integrated farmingsystems in the Kuttanad region of Kerala state, India: A case study</text:p>
          </table:table-cell>
          <table:table-cell table:content-validation-name="val1"/>
          <table:table-cell table:content-validation-name="val2"/>
          <table:table-cell table:content-validation-name="val3"/>
          <table:table-cell table:number-columns-repeated="1020"/>
        </table:table-row>
        <table:table-row table:style-name="ro8">
          <table:table-cell office:value-type="string" calcext:value-type="string">
            <text:p>Solving crop production scheduling in an agricultural cooperative using a priority based heuristic</text:p>
          </table:table-cell>
          <table:table-cell table:content-validation-name="val1"/>
          <table:table-cell table:content-validation-name="val2"/>
          <table:table-cell table:content-validation-name="val3"/>
          <table:table-cell table:number-columns-repeated="1020"/>
        </table:table-row>
        <table:table-row table:style-name="ro8">
          <table:table-cell office:value-type="string" calcext:value-type="string">
            <text:p>Crop production scheduling for revenue inequality reduction among smallholder farmers in an agricultural cooperative</text:p>
          </table:table-cell>
          <table:table-cell table:content-validation-name="val1"/>
          <table:table-cell table:content-validation-name="val2"/>
          <table:table-cell table:content-validation-name="val3"/>
          <table:table-cell table:number-columns-repeated="1020"/>
        </table:table-row>
        <table:table-row table:style-name="ro1">
          <table:table-cell office:value-type="string" calcext:value-type="string">
            <text:p>LINEAR PROGRAMMINGBASED CROP LAND ALLOCATIONTO MAXIMIZE PROFIT OF MARGINAL/SMALL FARMERS.</text:p>
          </table:table-cell>
          <table:table-cell table:content-validation-name="val1"/>
          <table:table-cell table:content-validation-name="val2"/>
          <table:table-cell table:content-validation-name="val3"/>
          <table:table-cell table:number-columns-repeated="1020"/>
        </table:table-row>
        <table:table-row table:style-name="ro8">
          <table:table-cell office:value-type="string" calcext:value-type="string">
            <text:p>Linear ProgrammingApproach in Agricultural Production- Land Allocation</text:p>
          </table:table-cell>
          <table:table-cell table:content-validation-name="val1"/>
          <table:table-cell table:content-validation-name="val2"/>
          <table:table-cell table:content-validation-name="val3"/>
          <table:table-cell table:number-columns-repeated="1020"/>
        </table:table-row>
        <table:table-row table:style-name="ro8">
          <table:table-cell office:value-type="string" calcext:value-type="string">
            <text:p>Optimal resource allocation in yam‒based cropping systems in Yorro local government area of Taraba State, Nigeria</text:p>
          </table:table-cell>
          <table:table-cell table:content-validation-name="val1"/>
          <table:table-cell table:content-validation-name="val2"/>
          <table:table-cell table:content-validation-name="val3"/>
          <table:table-cell table:number-columns-repeated="1020"/>
        </table:table-row>
        <table:table-row table:style-name="ro1">
          <table:table-cell office:value-type="string" calcext:value-type="string">
            <text:p>Application of linear programing models for optimal resource planning and management in sustainable cultivation–A case study in a farming village located in …</text:p>
          </table:table-cell>
          <table:table-cell table:content-validation-name="val1"/>
          <table:table-cell table:content-validation-name="val2"/>
          <table:table-cell table:content-validation-name="val3"/>
          <table:table-cell table:number-columns-repeated="1020"/>
        </table:table-row>
        <table:table-row table:style-name="ro8">
          <table:table-cell office:value-type="string" calcext:value-type="string">
            <text:p>Application of Linear ProgrammingTechnique on Hill based Indigenous Shifting Cultivation Practices of Nagaland, India</text:p>
          </table:table-cell>
          <table:table-cell table:content-validation-name="val1"/>
          <table:table-cell table:content-validation-name="val2"/>
          <table:table-cell table:content-validation-name="val3"/>
          <table:table-cell table:number-columns-repeated="1020"/>
        </table:table-row>
        <table:table-row table:style-name="ro1">
          <table:table-cell office:value-type="string" calcext:value-type="string">
            <text:p>A cash crop combination for maximum net income: A case study of a small-scale cash crop farmer in Vhembe, Limpopo province, South Africa</text:p>
          </table:table-cell>
          <table:table-cell table:content-validation-name="val1"/>
          <table:table-cell table:content-validation-name="val2"/>
          <table:table-cell table:content-validation-name="val3"/>
          <table:table-cell table:number-columns-repeated="1020"/>
        </table:table-row>
        <table:table-row table:style-name="ro1">
          <table:table-cell office:value-type="string" calcext:value-type="string">
            <text:p>Optimization of profit for pasture-based beef cattle and sheep farmingusing linear programming: model development and evaluation</text:p>
          </table:table-cell>
          <table:table-cell table:content-validation-name="val1"/>
          <table:table-cell table:content-validation-name="val2"/>
          <table:table-cell table:content-validation-name="val3"/>
          <table:table-cell table:number-columns-repeated="1020"/>
        </table:table-row>
        <table:table-row table:style-name="ro1">
          <table:table-cell office:value-type="string" calcext:value-type="string">
            <text:p>Optimization of Profit for Pasture-Based Beef Cattle and Sheep FarmingUsing Linear Programming: Young Beef Cattle Production in New Zealand</text:p>
          </table:table-cell>
          <table:table-cell table:content-validation-name="val1"/>
          <table:table-cell table:content-validation-name="val2"/>
          <table:table-cell table:content-validation-name="val3"/>
          <table:table-cell table:number-columns-repeated="1020"/>
        </table:table-row>
        <table:table-row table:style-name="ro8">
          <table:table-cell office:value-type="string" calcext:value-type="string">
            <text:p>Development of a linear programmingmodel for the optimal allocation of nutritional resources in a dairy herd</text:p>
          </table:table-cell>
          <table:table-cell table:content-validation-name="val1"/>
          <table:table-cell table:content-validation-name="val2"/>
          <table:table-cell table:content-validation-name="val3"/>
          <table:table-cell table:number-columns-repeated="1020"/>
        </table:table-row>
        <table:table-row table:style-name="ro8">
          <table:table-cell office:value-type="string" calcext:value-type="string">
            <text:p>Broiler poultry feed cost optimization using linear programmingtechnique</text:p>
          </table:table-cell>
          <table:table-cell table:content-validation-name="val1"/>
          <table:table-cell table:content-validation-name="val2"/>
          <table:table-cell table:content-validation-name="val3"/>
          <table:table-cell table:number-columns-repeated="1020"/>
        </table:table-row>
        <table:table-row table:style-name="ro5">
          <table:table-cell office:value-type="string" calcext:value-type="string">
            <text:p>Socio-economic factors in stimulating agriculturein a crisis</text:p>
          </table:table-cell>
          <table:table-cell table:content-validation-name="val1"/>
          <table:table-cell table:content-validation-name="val2"/>
          <table:table-cell table:content-validation-name="val3"/>
          <table:table-cell table:number-columns-repeated="1020"/>
        </table:table-row>
        <table:table-row table:style-name="ro8">
          <table:table-cell office:value-type="string" calcext:value-type="string">
            <text:p>An optimization scheme of balancing GHG emission and income in circular agriculturesystem</text:p>
          </table:table-cell>
          <table:table-cell table:content-validation-name="val1"/>
          <table:table-cell table:content-validation-name="val2"/>
          <table:table-cell table:content-validation-name="val3"/>
          <table:table-cell table:number-columns-repeated="1020"/>
        </table:table-row>
        <table:table-row table:style-name="ro1">
          <table:table-cell office:value-type="string" calcext:value-type="string">
            <text:p>… ecological compensation standard and amount for promoting sustainability of livestock industry based on cost-benefit analysis, linear programming, WTA and WTP …</text:p>
          </table:table-cell>
          <table:table-cell table:content-validation-name="val1"/>
          <table:table-cell table:content-validation-name="val2"/>
          <table:table-cell table:content-validation-name="val3"/>
          <table:table-cell table:number-columns-repeated="1020"/>
        </table:table-row>
        <table:table-row table:style-name="ro8">
          <table:table-cell office:value-type="string" calcext:value-type="string">
            <text:p>Economic analysis of integrated farmingsystems in the Kuttanad region of Kerala state, India: A case study</text:p>
          </table:table-cell>
          <table:table-cell table:content-validation-name="val1"/>
          <table:table-cell table:content-validation-name="val2"/>
          <table:table-cell table:content-validation-name="val3"/>
          <table:table-cell table:number-columns-repeated="1020"/>
        </table:table-row>
        <table:table-row table:style-name="ro1">
          <table:table-cell office:value-type="string" calcext:value-type="string">
            <text:p>OPTIMUM FARMING PLANS FOR MARGINAL FARMERS WITHOUT RESTRICTION ON LIVESTOCK ENTERPRISES USING LINEAR PROGRAMMINGMODEL.</text:p>
          </table:table-cell>
          <table:table-cell table:content-validation-name="val1"/>
          <table:table-cell table:content-validation-name="val2"/>
          <table:table-cell table:content-validation-name="val3"/>
          <table:table-cell table:number-columns-repeated="1020"/>
        </table:table-row>
        <table:table-row table:style-name="ro8">
          <table:table-cell office:value-type="string" calcext:value-type="string">
            <text:p>Crop Selection and Scheduling for Green Production with Intercropping and Rotation</text:p>
          </table:table-cell>
          <table:table-cell table:content-validation-name="val1"/>
          <table:table-cell table:content-validation-name="val2"/>
          <table:table-cell table:content-validation-name="val3"/>
          <table:table-cell table:number-columns-repeated="1020"/>
        </table:table-row>
        <table:table-row table:style-name="ro8">
          <table:table-cell office:value-type="string" calcext:value-type="string">
            <text:p>A Two-Stage Multi Criteria Decision Making in Crop-Livestock Farming</text:p>
          </table:table-cell>
          <table:table-cell table:content-validation-name="val1"/>
          <table:table-cell table:content-validation-name="val2"/>
          <table:table-cell table:content-validation-name="val3"/>
          <table:table-cell table:number-columns-repeated="1020"/>
        </table:table-row>
        <table:table-row table:style-name="ro8">
          <table:table-cell office:value-type="string" calcext:value-type="string">
            <text:p>Optimizing feed balance of dairy cows: The case of a farm in the Sofia region.</text:p>
          </table:table-cell>
          <table:table-cell table:content-validation-name="val1"/>
          <table:table-cell table:content-validation-name="val2"/>
          <table:table-cell table:content-validation-name="val3"/>
          <table:table-cell table:number-columns-repeated="1020"/>
        </table:table-row>
        <table:table-row table:style-name="ro8" table:number-rows-repeated="3">
          <table:table-cell/>
          <table:table-cell table:content-validation-name="val1"/>
          <table:table-cell table:content-validation-name="val2"/>
          <table:table-cell table:content-validation-name="val3"/>
          <table:table-cell table:number-columns-repeated="1020"/>
        </table:table-row>
        <table:table-row table:style-name="ro5" table:number-rows-repeated="1048541">
          <table:table-cell/>
          <table:table-cell table:content-validation-name="val1"/>
          <table:table-cell table:content-validation-name="val2"/>
          <table:table-cell table:content-validation-name="val3"/>
          <table:table-cell table:number-columns-repeated="1020"/>
        </table:table-row>
        <table:table-row table:style-name="ro5">
          <table:table-cell table:style-name="ce15"/>
          <table:table-cell table:style-name="ce8" table:content-validation-name="val1"/>
          <table:table-cell table:style-name="ce27" table:content-validation-name="val2"/>
          <table:table-cell table:style-name="ce8" table:content-validation-name="val3"/>
          <table:table-cell table:style-name="ce15"/>
          <table:table-cell table:number-columns-repeated="1019"/>
        </table:table-row>
        <calcext:conditional-formats>
          <calcext:conditional-format calcext:target-range-address="'M2 - Textos'.C1:'M2 - Textos'.C1048576">
            <calcext:condition calcext:apply-style-name="Bad" calcext:value="=&quot;Não&quot;" calcext:base-cell-address="'M2 - Textos'.C1"/>
            <calcext:condition calcext:apply-style-name="Good" calcext:value="=&quot;Sim&quot;" calcext:base-cell-address="'M2 - Textos'.C1"/>
          </calcext:conditional-format>
        </calcext:conditional-formats>
      </table:table>
      <table:named-expressions/>
      <table:database-ranges>
        <table:database-range table:name="__Anonymous_Sheet_DB__3" table:target-range-address="'M2 - Textos'.A1:'M2 - Textos'.E34"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9P0" style:volatile="true">
      <number:text>R$ </number:text>
      <number:number number:decimal-places="0" number:min-decimal-places="0" number:min-integer-digits="1" number:grouping="true"/>
      <number:text> </number:text>
    </number:number-style>
    <number:number-style style:name="N129">
      <style:text-properties fo:color="#ff0000"/>
      <number:text>(R$ </number:text>
      <number:number number:decimal-places="0" number:min-decimal-places="0" number:min-integer-digits="1" number:grouping="true"/>
      <number:text>)</number:text>
      <style:map style:condition="value()&gt;=0" style:apply-style-name="N129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number:text>
      <style:map style:condition="value()&gt;=0" style:apply-style-name="N128P0"/>
    </number:number-style>
    <number:number-style style:name="N127P0" style:volatile="true">
      <number:text> R$ </number:text>
      <number:fill-character> </number:fill-character>
      <number:number number:decimal-places="0" number:min-decimal-places="0" number:min-integer-digits="1" number:grouping="true"/>
      <number:text> </number:text>
    </number:number-style>
    <number:number-style style:name="N127P1" style:volatile="true">
      <number:text> R$ </number:text>
      <number:fill-character> </number:fill-character>
      <number:text>(</number:text>
      <number:number number:decimal-places="0" number:min-decimal-places="0" number:min-integer-digits="1" number:grouping="true"/>
      <number:text>)</number:text>
    </number:number-style>
    <number:number-style style:name="N127P2" style:volatile="true">
      <number:text> R$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6P0" style:volatile="true">
      <number:text> R$ </number:text>
      <number:fill-character> </number:fill-character>
      <number:number number:decimal-places="2" number:min-decimal-places="2" number:min-integer-digits="1" number:grouping="true"/>
      <number:text> </number:text>
    </number:number-style>
    <number:number-style style:name="N126P1" style:volatile="true">
      <number:text> R$ </number:text>
      <number:fill-character> </number:fill-character>
      <number:text>(</number:text>
      <number:number number:decimal-places="2" number:min-decimal-places="2" number:min-integer-digits="1" number:grouping="true"/>
      <number:text>)</number:text>
    </number:number-style>
    <number:number-style style:name="N126P2" style:volatile="true">
      <number:text> R$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5P0" style:volatile="true">
      <number:text>R$ </number:text>
      <number:number number:decimal-places="2" number:min-decimal-places="2" number:min-integer-digits="1" number:grouping="true"/>
      <number:text> </number:text>
    </number:number-style>
    <number:number-style style:name="N125">
      <style:text-properties fo:color="#ff0000"/>
      <number:text>(R$ </number:text>
      <number:number number:decimal-places="2" number:min-decimal-places="2" number:min-integer-digits="1" number:grouping="true"/>
      <number:text>)</number:text>
      <style:map style:condition="value()&gt;=0" style:apply-style-name="N125P0"/>
    </number:number-style>
    <number:number-style style:name="N124P0" style:volatile="true">
      <number:text>R$ </number:text>
      <number:number number:decimal-places="0" number:min-decimal-places="0" number:min-integer-digits="1" number:grouping="true"/>
      <number:text> </number:text>
    </number:number-style>
    <number:number-style style:name="N124">
      <number:text>(R$ </number:text>
      <number:number number:decimal-places="0" number:min-decimal-places="0" number:min-integer-digits="1" number:grouping="true"/>
      <number:text>)</number:text>
      <style:map style:condition="value()&gt;=0" style:apply-style-name="N124P0"/>
    </number:number-style>
    <number:time-style style:name="N123" number:truncate-on-overflow="false">
      <number:hours/>
      <number:text>:</number:text>
      <number:minutes number:style="long"/>
      <number:text>:</number:text>
      <number:seconds number:style="long"/>
    </number:time-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time-style style:name="N121">
      <number:hours/>
      <number:text>:</number:text>
      <number:minutes number:style="long"/>
      <number:text>:</number:text>
      <number:seconds number:style="long"/>
      <number:text> </number:text>
      <number:am-pm/>
    </number:time-style>
    <number:date-style style:name="N120">
      <number:day/>
      <number:text>/</number:text>
      <number:month/>
      <number:text>/</number:text>
      <number:year number:style="long"/>
    </number:date-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number:text>
      <style:map style:condition="value()&gt;=0" style:apply-style-name="N119P0"/>
    </number:number-style>
    <number:time-style style:name="N118">
      <number:hours/>
      <number:text>:</number:text>
      <number:minutes number:style="long"/>
      <number:text> </number:text>
      <number:am-pm/>
    </number:time-style>
    <number:date-style style:name="N117">
      <number:day/>
      <number:text>/</number:text>
      <number:month/>
      <number:text>/</number:text>
      <number:year number:style="long"/>
      <number:text> </number:text>
      <number:hours number:style="long"/>
      <number:text>:</number:text>
      <number:minutes number:style="long"/>
    </number:date-style>
    <number:date-style style:name="N116">
      <number:day/>
      <number:text>/</number:text>
      <number:month number:textual="true"/>
    </number:date-style>
    <number:date-style style:name="N115">
      <number:month number:textual="true"/>
      <number:text>/</number:text>
      <number:year/>
    </number:date-style>
    <number:date-style style:name="N114">
      <number:day/>
      <number:text>/</number:text>
      <number:month number:textual="true"/>
      <number:text>/</number:text>
      <number:year/>
    </number:date-style>
    <number:number-style style:name="N113">
      <number:scientific-number number:decimal-places="1" number:min-decimal-places="1" number:min-integer-digits="1" number:min-exponent-digits="1" number:exponent-interval="3" number:forced-exponent-sign="true"/>
    </number:number-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1P0" style:volatile="true">
      <number:text>R$ </number:text>
      <number:number number:decimal-places="2" number:min-decimal-places="2" number:min-integer-digits="1" number:grouping="true"/>
      <number:text> </number:text>
    </number:number-style>
    <number:number-style style:name="N111">
      <number:text>(R$ </number:text>
      <number:number number:decimal-places="2" number:min-decimal-places="2" number:min-integer-digits="1" number:grouping="true"/>
      <number:text>)</number:text>
      <style:map style:condition="value()&gt;=0" style:apply-style-name="N111P0"/>
    </number:number-style>
    <number:time-style style:name="N110">
      <number:minutes number:style="long"/>
      <number:text>:</number:text>
      <number:seconds number:style="long"/>
    </number:time-style>
    <number:number-style style:name="N109P0" style:volatile="true">
      <number:text> </number:text>
      <number:fill-character> </number:fill-character>
      <number:number number:decimal-places="2" number:min-decimal-places="2" number:min-integer-digits="1" number:grouping="true"/>
      <number:text> </number:text>
    </number:number-style>
    <number:number-style style:name="N109P1" style:volatile="true">
      <number:text> </number:text>
      <number:fill-character> </number:fill-character>
      <number:text>(</number:text>
      <number:number number:decimal-places="2" number:min-decimal-places="2" number:min-integer-digits="1" number:grouping="true"/>
      <number:text>)</number:text>
    </number:number-style>
    <number:number-style style:name="N109P2" style:volatile="true">
      <number:text> </number:text>
      <number:fill-character> </number:fill-character>
      <number:text>-</number:text>
      <number:number number:decimal-places="0" number:min-decimal-places="0" number:min-integer-digits="0"/>
      <number:text> </number:text>
    </number:number-style>
    <number:text-style style:name="N109">
      <number:text> </number:text>
      <number:text-content/>
      <number:text> </number:text>
      <style:map style:condition="value()&gt;0" style:apply-style-name="N109P0"/>
      <style:map style:condition="value()&lt;0" style:apply-style-name="N109P1"/>
      <style:map style:condition="value()=0" style:apply-style-name="N109P2"/>
    </number:text-style>
    <number:number-style style:name="N108P0" style:volatile="true">
      <number:number number:decimal-places="2" number:min-decimal-places="2" number:min-integer-digits="1" number:grouping="true"/>
      <number:text> </number:text>
    </number:number-style>
    <number:number-style style:name="N108">
      <number:text>(</number:text>
      <number:number number:decimal-places="2" number:min-decimal-places="2" number:min-integer-digits="1" number:grouping="true"/>
      <number:text>)</number:text>
      <style:map style:condition="value()&gt;=0" style:apply-style-name="N108P0"/>
    </number:number-style>
    <number:time-style style:name="N107">
      <number:minutes number:style="long"/>
      <number:text>:</number:text>
      <number:seconds number:style="long" number:decimal-places="1"/>
    </number:tim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1T09:08:04.834170205</meta:creation-date>
    <dc:date>2024-01-26T16:34:38.216926392</dc:date>
    <meta:editing-duration>PT19H15M57S</meta:editing-duration>
    <meta:editing-cycles>63</meta:editing-cycles>
    <meta:generator>LibreOffice/7.3.7.2$Linux_X86_64 LibreOffice_project/30$Build-2</meta:generator>
    <meta:document-statistic meta:table-count="4" meta:cell-count="108" meta:object-count="0"/>
  </office:meta>
</office:document-meta>
</file>